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monospace" svg:font-family="monospace"/>
  </office:font-face-decls>
  <office:automatic-styles>
    <style:style style:name="P1" style:family="paragraph" style:parent-style-name="Preformatted_20_Text">
      <style:text-properties fo:font-variant="normal" fo:text-transform="none" fo:color="#000000" loext:opacity="100%" style:font-name="monospace" fo:font-size="10.5pt" fo:letter-spacing="normal" fo:font-style="normal" fo:font-weight="normal" officeooo:rsid="0014b1fb" officeooo:paragraph-rsid="0014b1fb"/>
    </style:style>
    <style:style style:name="P2" style:family="paragraph" style:parent-style-name="Preformatted_20_Text">
      <style:text-properties fo:font-variant="normal" fo:text-transform="none" fo:color="#000000" loext:opacity="100%" style:font-name="monospace" fo:font-size="10.5pt" fo:letter-spacing="normal" fo:font-style="normal" fo:font-weight="normal" officeooo:rsid="0015159c" officeooo:paragraph-rsid="0015159c"/>
    </style:style>
    <style:style style:name="P3" style:family="paragraph" style:parent-style-name="Preformatted_20_Text">
      <style:text-properties fo:font-variant="normal" fo:text-transform="none" fo:color="#000000" loext:opacity="100%" style:font-name="monospace" fo:font-size="10.5pt" fo:letter-spacing="normal" fo:font-style="normal" fo:font-weight="normal" officeooo:rsid="00168a10" officeooo:paragraph-rsid="00168a10"/>
    </style:style>
    <style:style style:name="P4" style:family="paragraph" style:parent-style-name="Preformatted_20_Text">
      <style:text-properties fo:font-variant="normal" fo:text-transform="none" fo:color="#000000" loext:opacity="100%" style:font-name="monospace" fo:font-size="10.5pt" fo:letter-spacing="normal" fo:font-style="normal" fo:font-weight="normal" officeooo:rsid="0017a9b7" officeooo:paragraph-rsid="0017a9b7"/>
    </style:style>
    <style:style style:name="P5" style:family="paragraph" style:parent-style-name="Standard">
      <style:text-properties fo:font-variant="normal" fo:text-transform="none" fo:color="#212121" loext:opacity="100%" style:font-name="monospace" fo:font-size="10.5pt" fo:letter-spacing="normal" fo:font-style="normal" fo:font-weight="normal" officeooo:rsid="001961cd" officeooo:paragraph-rsid="001961cd"/>
    </style:style>
    <style:style style:name="P6" style:family="paragraph" style:parent-style-name="Standard">
      <style:text-properties fo:font-variant="normal" fo:text-transform="none" fo:color="#212121" loext:opacity="100%" style:font-name="monospace" fo:font-size="10.5pt" fo:letter-spacing="normal" fo:font-style="normal" fo:font-weight="normal" officeooo:rsid="0019f3fb" officeooo:paragraph-rsid="0019f3fb"/>
    </style:style>
    <style:style style:name="P7" style:family="paragraph" style:parent-style-name="Standard">
      <style:text-properties fo:font-variant="normal" fo:text-transform="none" fo:color="#212121" loext:opacity="100%" style:font-name="monospace" fo:font-size="10.5pt" fo:letter-spacing="normal" fo:font-style="normal" fo:font-weight="normal" officeooo:rsid="001ad57a" officeooo:paragraph-rsid="001ad57a"/>
    </style:style>
    <style:style style:name="P8" style:family="paragraph" style:parent-style-name="Standard">
      <style:text-properties fo:font-variant="normal" fo:text-transform="none" fo:color="#212121" loext:opacity="100%" style:font-name="monospace" fo:font-size="10.5pt" fo:letter-spacing="normal" fo:font-style="normal" fo:font-weight="bold" officeooo:rsid="001ad57a" officeooo:paragraph-rsid="001ad57a" style:font-weight-asian="bold" style:font-weight-complex="bold"/>
    </style:style>
    <style:style style:name="P9" style:family="paragraph" style:parent-style-name="Standard">
      <style:text-properties officeooo:rsid="0014b1fb" officeooo:paragraph-rsid="0014b1fb"/>
    </style:style>
    <style:style style:name="P10" style:family="paragraph" style:parent-style-name="Standard">
      <style:text-properties officeooo:rsid="0014b1fb" officeooo:paragraph-rsid="0015159c"/>
    </style:style>
    <style:style style:name="P11" style:family="paragraph" style:parent-style-name="Standard">
      <style:text-properties fo:font-weight="bold" officeooo:rsid="0014b1fb" officeooo:paragraph-rsid="0014b1fb" style:font-weight-asian="bold" style:font-weight-complex="bold"/>
    </style:style>
    <style:style style:name="P12" style:family="paragraph" style:parent-style-name="Standard">
      <style:text-properties fo:font-weight="bold" officeooo:rsid="0015159c" officeooo:paragraph-rsid="0015159c" style:font-weight-asian="bold" style:font-weight-complex="bold"/>
    </style:style>
    <style:style style:name="P13" style:family="paragraph" style:parent-style-name="Standard">
      <style:text-properties fo:font-weight="bold" officeooo:rsid="00168a10" officeooo:paragraph-rsid="00168a10" style:font-weight-asian="bold" style:font-weight-complex="bold"/>
    </style:style>
    <style:style style:name="P14" style:family="paragraph" style:parent-style-name="Standard">
      <style:text-properties fo:font-weight="bold" officeooo:rsid="0017a9b7" officeooo:paragraph-rsid="0017a9b7" style:font-weight-asian="bold" style:font-weight-complex="bold"/>
    </style:style>
    <style:style style:name="P15" style:family="paragraph" style:parent-style-name="Standard">
      <style:text-properties fo:font-weight="bold" officeooo:rsid="001961cd" officeooo:paragraph-rsid="001961cd" style:font-weight-asian="bold" style:font-weight-complex="bold"/>
    </style:style>
    <style:style style:name="P16" style:family="paragraph" style:parent-style-name="Standard">
      <style:text-properties fo:font-weight="bold" officeooo:rsid="0019f3fb" officeooo:paragraph-rsid="0019f3fb" style:font-weight-asian="bold" style:font-weight-complex="bold"/>
    </style:style>
    <style:style style:name="P17" style:family="paragraph" style:parent-style-name="Standard">
      <style:text-properties fo:font-weight="bold" officeooo:rsid="001ad57a" officeooo:paragraph-rsid="001ad57a" style:font-weight-asian="bold" style:font-weight-complex="bold"/>
    </style:style>
    <style:style style:name="P18" style:family="paragraph" style:parent-style-name="Standard">
      <style:text-properties officeooo:rsid="0015159c" officeooo:paragraph-rsid="0015159c"/>
    </style:style>
    <style:style style:name="P19" style:family="paragraph" style:parent-style-name="Standard">
      <style:text-properties officeooo:rsid="00168a10" officeooo:paragraph-rsid="00168a10"/>
    </style:style>
    <style:style style:name="P20" style:family="paragraph" style:parent-style-name="Standard">
      <style:text-properties fo:font-size="16pt" style:text-underline-style="solid" style:text-underline-width="auto" style:text-underline-color="font-color" officeooo:rsid="00168a10" officeooo:paragraph-rsid="00168a10" style:font-size-asian="16pt" style:font-size-complex="16pt"/>
    </style:style>
    <style:style style:name="P21" style:family="paragraph" style:parent-style-name="Standard">
      <style:text-properties fo:font-size="16pt" fo:font-style="normal" style:text-underline-style="solid" style:text-underline-width="auto" style:text-underline-color="font-color" officeooo:rsid="0015159c" officeooo:paragraph-rsid="0015159c" style:font-size-asian="16pt" style:font-style-asian="normal" style:font-size-complex="16pt" style:font-style-complex="normal"/>
    </style:style>
    <style:style style:name="P22" style:family="paragraph" style:parent-style-name="Standard">
      <style:text-properties officeooo:rsid="0017a9b7" officeooo:paragraph-rsid="0017a9b7"/>
    </style:style>
    <style:style style:name="P23" style:family="paragraph" style:parent-style-name="Preformatted_20_Text">
      <style:text-properties fo:font-variant="normal" fo:text-transform="none" fo:color="#000000" loext:opacity="100%" style:font-name="monospace" fo:font-size="10.5pt" fo:letter-spacing="normal" fo:font-style="normal" fo:font-weight="normal" officeooo:rsid="001cfc32" officeooo:paragraph-rsid="001cfc32"/>
    </style:style>
    <style:style style:name="P24" style:family="paragraph" style:parent-style-name="Preformatted_20_Text">
      <style:text-properties fo:font-variant="normal" fo:text-transform="none" fo:color="#000000" loext:opacity="100%" style:font-name="monospace" fo:font-size="10.5pt" fo:letter-spacing="normal" fo:font-style="normal" fo:font-weight="normal" officeooo:rsid="0017a9b7" officeooo:paragraph-rsid="0017a9b7"/>
    </style:style>
    <style:style style:name="P25" style:family="paragraph" style:parent-style-name="Preformatted_20_Text">
      <style:text-properties fo:font-variant="normal" fo:text-transform="none" fo:color="#000000" loext:opacity="100%" style:font-name="monospace" fo:font-size="10.5pt" fo:letter-spacing="normal" fo:font-style="normal" fo:font-weight="bold" officeooo:rsid="001cfc32" officeooo:paragraph-rsid="001cfc32" style:font-weight-asian="bold" style:font-weight-complex="bold"/>
    </style:style>
    <style:style style:name="P26" style:family="paragraph" style:parent-style-name="Standard">
      <style:text-properties officeooo:rsid="001cfc32" officeooo:paragraph-rsid="001cfc32"/>
    </style:style>
    <style:style style:name="P27" style:family="paragraph" style:parent-style-name="Standard">
      <style:text-properties fo:font-weight="bold" officeooo:rsid="001cfc32" officeooo:paragraph-rsid="001cfc32" style:font-weight-asian="bold" style:font-weight-complex="bold"/>
    </style:style>
    <style:style style:name="T1" style:family="text">
      <style:text-properties fo:font-size="16pt" fo:font-style="normal" style:text-underline-style="solid" style:text-underline-width="auto" style:text-underline-color="font-color" style:font-size-asian="16pt" style:font-style-asian="normal" style:font-size-complex="16pt" style:font-style-complex="normal"/>
    </style:style>
    <style:style style:name="T2" style:family="text">
      <style:text-properties fo:font-size="16pt" fo:font-style="normal" style:text-underline-style="solid" style:text-underline-width="auto" style:text-underline-color="font-color" officeooo:rsid="0015159c" style:font-size-asian="16pt" style:font-style-asian="normal" style:font-size-complex="16pt" style:font-style-complex="normal"/>
    </style:style>
    <style:style style:name="T3"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Outputy naszych modeli</text:p>
      <text:p text:style-name="P9"/>
      <text:p text:style-name="P9">test/ EN2001a</text:p>
      <text:p text:style-name="P9"><text:span text:style-name="T1">meeting_1</text:span> </text:p>
      <text:p text:style-name="P9"/>
      <text:p text:style-name="P9">(brak podsumowania napisanego przez człowieka)</text:p>
      <text:p text:style-name="P9"/>
      <text:p text:style-name="P15">T5 po 1. epoce na AMI</text:p>
      <text:p text:style-name="P5">guillaume wa student class excited design table decided make research topic general topic . cscw class start end beginning november student asked design table find shape table get put table legs beginning wanted put led modules table show something general dynamic laughing .'</text:p>
      <text:p text:style-name="P5"/>
      <text:p text:style-name="P8">T5 po 20. epoce na AMI</text:p>
      <text:p text:style-name="P7">The prototype was developed by jonathan jean, who was able to make a prototype for the project. The project manager said that the project manager would have to make changes to the project, and that it would be a good idea to make the project a reality. The user interface manager suggested that the user interface should be used to create a text file. The developer suggested that a user interface would be used in a way that would allow the user to select a specific type of text. The client would have a</text:p>
      <text:p text:style-name="P9"/>
      <text:p text:style-name="P11">LED oryginał</text:p>
      <text:p text:style-name="P1">It's a lot of work. It's a lot of work. It's a lot of work. It's a lot of work. It's a lot of work. It's a lot of work. It's a lot of work. It's a lot of work. It's a lot of work. It's a lot of work. It's a lot of work. It's a lot of work. It's a lot of work. It's a lot of work. It's a lot of work. It's a lot of work. It's a lot of work. It's a lot of work. It's a lot of work. It's a lot of work. It's a lot of work. It's a lot of work. It's a lot of work. It's a lot of work. It's a lot of work. It's a lot of work. It's a lot of work. It's a lot of work. It's a lot of work. It's a lot of work. It's a lot of work. It's a lot of work. It's a lot of work. It's a lot of work. It's a lot of work. It's a lot of work. It's a lot of work. It's a lot of work. It's a lot of work. It's a lot of work. It's a lot of work. It's a lot of work. It's a lot of work. It's a lot of work. It's a lot of work. It's a lot of work. It's a lot of work. It's a lot of work. It's a lot of work. It's a lot of</text:p>
      <text:p text:style-name="P9"/>
      <text:p text:style-name="P9"/>
      <text:p text:style-name="P11">LED po 1. epoce na AMI</text:p>
      <text:p text:style-name="P1">the project manager explained that the project manager wanted to make the project more user-friendly. The project manager then explained that they would need to create a database of all the meetings in the project. They would then have to create an index for each meeting series. They could also create a dictionary to store the information density of the meetings.The project manager also explained that each meeting would have to be divided into two groups. The group would then be divided up into groups and divided into groups based on the number of utterances they heard. The team then decided to split the meeting into segments based on frequency and length of the utterances. They also decided to combine the groups into a single file. The meeting manager then decided that the group would be divided by the number and length. The task manager then discussed how to divide the group into groups. He also discussed the importance of each group. He then discussed the need to include a time stamp for each individual utterance. He said that the team would then decide what to do with the group. They decided that they wanted the group to be split into groups of four. They then decided on the group size. They divided the group by the time stamp. They <text:soft-page-break/>chose the group sizes based on their group sizes. They split the group up into segments and then separated the groups by their group size and group size based on how many utterances each group had. They were then divided into group sizes and group sizes according to group size . . . They decided on group size because they wanted to keep the group smaller. They wanted to include more group sizes in the meeting. They did not want to include group sizes because of the size of the groups. They had decided to use group sizes instead of group sizes to decide which group size to include. It was decided that group sizes should not be included in the team size. It is decided that each group should have a group size of groups. It's decided that groups should be grouped by group size, and that group size should not include group size as well. They are divided by their groups size. This group size was decided based on group sizes, and they were divided into individual groups. So the team decided to keep group sizes as well as group size in order to avoid duplication. They gave the group a group of groups and then split up the groups according to their groups sizes. The teams then decided which group to include in their groups and which groups to exclude from the meeting size. The groups were divided by groups size and their groups were grouped by groups of groups of speakers. The meetings were divided in groups by group sizes so that they could be grouped into groups by groups.&lt;/s&gt;</text:p>
      <text:p text:style-name="P9"/>
      <text:p text:style-name="P9">(jak widać <text:span text:style-name="T3">mocno</text:span> przejął się rozmiarem grupy)</text:p>
      <text:p text:style-name="P9"/>
      <text:p text:style-name="P11">LED po 2. epoce na AMI</text:p>
      <text:p text:style-name="P1">the project manager opened the meeting by saying that the project manager would like to see the meeting size and the number of utterances in the meeting series. The project manager said that the group would be divided into two groups. The group would then be divided up into groups and then divided into groups based on the group size and group size. The team would then have to decide what to do with the data they have. The user interface designer said that they would have to make the project more user-friendly by using a programmable interface and using a search function. He also said that it would be easier to group the group into groups.</text:p>
      <text:p text:style-name="P9"/>
      <text:p text:style-name="P14">LED po ~5. epoce na AMI</text:p>
      <text:p text:style-name="P4">the project manager recapped the events of the previous meeting . . . the team then discussed the task of calculating the importance of each utterance in the meeting series. The team decided to use a hash map to calculate the frequency of utterances in each meeting series and to use the information density measure to calculate how many utterances a meeting would require. The project manager instructed the team to create a new X_M_L_ document containing the entire meeting series data and to include the minutes from each meeting. The group then discussed how to organize the meetings by topic and by group. The task manager decided to combine the meetings into a single file and to combine them into one large one file.</text:p>
      <text:p text:style-name="P22"/>
      <text:p text:style-name="P27">LED po 10. epokah na AMI</text:p>
      <text:p text:style-name="P23">the project manager reviewed the minutes from the previous meeting . . . the industrial designer presented a prototype for the device which will be used to categorize the product by its frequency and content and by the number of utterances made in a meeting series. The prototype was evaluated on the basis of the following criteria : importance , frequency , content , and how much information there was in the whole document at the time of the utterances . the team then began a project to calculate the device's energy density and the rate at which it would be calculated .</text:p>
      <text:p text:style-name="P26"/>
      <text:p text:style-name="P26"/>
      <text:p text:style-name="P9">val/ ES2002a</text:p>
      <text:p text:style-name="P10"><text:soft-page-break/><text:span text:style-name="T1">Meeting_</text:span><text:span text:style-name="T2">2</text:span></text:p>
      <text:p text:style-name="P21"/>
      <text:p text:style-name="P12">oryginalne podsumowanie:</text:p>
      <text:p text:style-name="P18">The project manager introduced the upcoming project to the team members and then the team members participated in an exercise in which they drew their favorite animal and discussed what they liked about the animal. The project manager talked about the project finances and selling prices. The team then discussed various features to consider in making the remote. </text:p>
      <text:p text:style-name="P18"/>
      <text:p text:style-name="P16">T5 po 1. epoce na AMI</text:p>
      <text:p text:style-name="P6">f 8 shift f eight ah something think little right thank mines quite complicated press function gonna talk bit technical functions design louisa user interface designer know basic method send signal remote television set desired function could change volume obviously need two different buttons change channel either pressing number want channel switch television maybe standby button two example remotes look kind play fast forward rewind functions think incorporate kind video function wont worry see left remote quite complicated whereas right remote much simpler looks much user friendly personal preference would right remote got nice big buttons .</text:p>
      <text:p text:style-name="P18"/>
      <text:p text:style-name="P17">T5 po 20. epoce na AMI</text:p>
      <text:p text:style-name="P7">The project manager discussed the concept of a remote that was designed to fit the needs of the user. The product manager discussed how to design the remote and how to use it. The team discussed the design of the remote. The group discussed the cost of the device. The participants discussed the options for the remote, which included a touchscreen, and a curved design. The company discussed the costs of the product. They discussed the price of the prototype. The panel discussed how the prototype would be made and how it would be used.</text:p>
      <text:p text:style-name="P7"/>
      <text:p text:style-name="P12">LED oryginał:</text:p>
      <text:p text:style-name="P2">Um I'm Craig and I'm User Interface. Yeah. Uh-huh, okay. Well I guess that's up to our industrial designer. It looks better. Yeah. Okay. Okay. Right, well um so just to wrap up, the next meeting's gonna be in thirty minutes. So that's about um about ten to twelve by my watch. Um so inbetween now and then, um as the industrial designer, you're gonna be working on you know the actual working design of it so y you know what you're doing there. Um for user interface, technical functions, I guess that's you know like what we've been talking about, what it'll actually do. Um and uh marketing executive, you'll be just thinking about what it actually what, you know, what requirements it has to has to fulfil and you'll all get instructions emailed to you, I guess. Um. Um. Um. Um. Um. Um. Um. Um. Um. Um. Um. Um. Um. Um. Um. Um. Um. Um. Um. Um. Um. Um. Um. Um. Um. Um. Um. Um. Um. Um. Um. Um. Um. Um. Um. Um. Um. Um. Um. Um. Um. Um. Um. Um. Um. Um. Um. Um. Um. Um. Um. Um. Um. Um. Um. Um. Um. Um. Um. Um. Um. Um. Um. Um. Um. Um. Um. Um. Um. Um. Um. Um. Um. Um. Um. Um. Um. Um. Um. Um. Um. Um. Um. Um.</text:p>
      <text:p text:style-name="P18"/>
      <text:p text:style-name="P12">LED po 1. epoce na AMI:</text:p>
      <text:p text:style-name="P2">The project manager opened the meeting by introducing the project manager. The project manager then introduced the team to the project managers. The team then discussed the design of the remote control. The group then discussed what they would like to include in the product design. The industrial designer then discussed how to make the remote more user friendly and user-friendly. The marketing expert then discussed options for the remote and the cost of the project. He also discussed the possibility of using a remote to control the television set. He then introduced himself as an industrial designer. He explained that the remote would have to be made <text:soft-page-break/>of wood and that it would be made from wood and metal. He gave the team an idea of what to do with the remote. They then discussed their personal preferences and preferences. They also discussed their preferences for electronics. They decided that they wanted a remote that could be used as a remote control for their home. They discussed their preference for fish and a remote for the kitchen. They both decided that fish should be included in the remote design. They were also advised that they should not be used in the production process. They are also advised to keep the remote in the home and not to use it in the kitchen because of its size and shape.The team discussed the options for what to use in the project and decided to include fish in the design process. It was decided to use fish instead of a remote. The company then decided to make a remote remote for television sets. They chose fish as their preferred option. They wanted to use a remote instead of fish. They liked the idea of using fish as a base for their remote.They also discussed how they would use the remote for their television set and their home entertainment system. They talked about how they'd like the remote to be more user- friendly and functional. They agreed that they would not use fish in their remote design and would use fish as the base. They all agreed that fish would be used for their entertainment systems. The meeting ended with the team deciding to make their own remote controls. They had to decide on the price of their remote control and how to use them. They ended up deciding on a remote design for the television remote.</text:p>
      <text:p text:style-name="P18"/>
      <text:p text:style-name="P19"><text:span text:style-name="T3">LED po 2. epoce na AMI</text:span>:</text:p>
      <text:p text:style-name="P3">The project manager opens the meeting by introducing the project manager to the team. The project manager then introduces the team and the marketing expert to the group. The team then discusses the project finance and the cost of production of the remote control. The industrial designer introduces the project budget and the team members discuss the project cost. The marketing expert introduces the group and the industrial designer. The group then discusses their personal preferences for remote controls. They then discuss their personal preference for a remote control over a television remote. They also discuss what features they would like to include in their remote control and how to include them in their product design.The team then meets to discuss the budget for the project. They decide on a price point for the remote and then they decide on what features to include.</text:p>
      <text:p text:style-name="P19"/>
      <text:p text:style-name="P14">LED po ~5. epoce na AMI</text:p>
      <text:p text:style-name="P4">The project manager introduced the upcoming project to the team and then the team members were introduced to each other and discussed their favorite animal and why they liked it so much. The team then discussed their target market for the remote and what they would do with it. The project manager instructed the team to work on the project finance and the project manager to prepare the project budget for the next meeting . . . the team were instructed to produce a new remote for the same price as the last one they made. The remote was to be sold internationally for twenty five euro cents (USD) and was to include an after dinner dog in the design. The marketing expert gave the team a list of requirements to meet and the team was instructed to prepare for the upcoming sale.</text:p>
      <text:p text:style-name="P4"/>
      <text:p text:style-name="P25">LED po 10. epoce na AMI</text:p>
      <text:p text:style-name="P23">The project manager opens the meeting by introducing the upcoming project to the team members and then introducing the project to them by name and by role . . . the project manager then states the agenda for the next meeting and then states his personal preferences for each remote control used internationally and what features he would like to include in the design of the remote he will produce for the company. The team then discusses their initial ideas for the remote they will produce internationally and their <text:soft-page-break/>target price for the device they will sell on the market for fifty million Euro. The project manager states that the remote will be sold internationally for twelve fifty euro and that they will receive instructions to combine the functions of two devices to make the device more user friendly and attractive. "The team will then discuss the distribution and marketing of the device to the public . . ."</text:p>
      <text:p text:style-name="P23"/>
      <text:p text:style-name="P18"/>
      <text:p text:style-name="P19">Val/ IS1004a</text:p>
      <text:p text:style-name="P19"/>
      <text:p text:style-name="P20">meeting_3</text:p>
      <text:p text:style-name="P19"/>
      <text:p text:style-name="P13">oryginalne podsumowanie:</text:p>
      <text:p text:style-name="P19">The project manager Sebastian opens the meeting. The rest introduce themselves, including Michael the interface designer, Guillermo the marketing expert, and Hemant the industrial designer. The project manager states the goal of the project, which is to develop a new remote control. It should be original, trendy, and user-friendly. He also mentions the three-step project- functional design, conceptual design, and detailed design. Then they take turns drawing their favorite animal on the white board. After that they briefly discuss finances. The remote control's target selling price of twenty-five Euro dollars and will be for the international market. They need to generate a profit of fifty million Euros. The question of whether the remote control should be for a specific device was brought up but not answered. The project manager closes the meeting, telling each group member what he is responsible for and reminding them that they will receive more information by email. </text:p>
      <text:p text:style-name="P19"/>
      <text:p text:style-name="P13">LED oryginał:</text:p>
      <text:p text:style-name="P3">Okay. Good morning everybody. Oh, everybody is not ready. Alright. Okay, let's go. So, we're here today to to have our first kick-off meeting about uh this new project we're going to tak to talk about in a few minutes. Um so I will be uh Sebastian the Project Manager. Um you are the Okay. Okay, very good. Thanks for being here. Um so let's have a look to the the agenda. So, we are going to go through this agenda uh and mainly first to uh to make to to be used to the tools uh available in this nice and smart meeting room we have here. Um then we'll go to uh the plans for project and have general discussions about it. So, the goal of this project is to uh developed a new remote control. Um it should be original, trendy, and also user friendly. As usual we will follow the the project method um that we are using in the in our company. It is in three step as you know. First the functional design. The second's a conceptual design, and then the detailed design. During each step uh of each design we're going to have to work on the design of the device. Um you will work on the design of the device. Um you will work on the design of the device. Um you will work on the project method um that we are using in the in our company. It is in three step as you know. First the functional design. The second's a conceptual design, and then the detailed design. During each step uh of each design we wi you will work uh s separately, individually on uh your specific tasks, and uh it can move all about the web in</text:p>
      <text:p text:style-name="P19"/>
      <text:p text:style-name="P19"/>
      <text:p text:style-name="P13">LED po 1. epoce na AMI:</text:p>
      <text:p text:style-name="P3">Okay. Good morning everybody. The project manager is the marketing expert. He is the product designer. He has been working on the project for several years. He also has been involved in the marketing of the project. He will be the project manager for the company. The marketing expert is the industrial designer. The industrial designer is the Project Manager. The Project Manager is the Marketing Expert. The Marketing Expert is the user interface designer. They will be working on a prototype for the remote control.</text:p>
      <text:p text:style-name="P19"><text:soft-page-break/></text:p>
      <text:p text:style-name="P19"><text:span text:style-name="T3">LED po 2. epoce na AMI</text:span>:</text:p>
      <text:p text:style-name="P3">Okay. Good morning everybody. The project manager opened the meeting and introduced himself to the project manager. He introduced the project to the marketing expert and the industrial designer. The marketing expert introduced the team to the team and then the team discussed the project process. The team then discussed the cost of the remote control and discussed the possibility of selling the remote to an international market. The industrial designer introduced the group to the user interface designer and introduced the product to the group. The group then discussed their target selling price for the remote and discussed their options for the price of the product. He then introduced the concept of the project and the team members discussed their personal preferences for the project.</text:p>
      <text:p text:style-name="P14"/>
      <text:p text:style-name="P14">LED po ~5. epoce na AMI</text:p>
      <text:p text:style-name="P4">Okay. Good morning everybody. The project manager introduced himself to the team and then the team members discussed the agenda for the upcoming meeting. The team then discussed their personal preferences for the remote they will be developing and their target selling price for the product to be twenty-five million Euros. They also discussed the price point of the remote and the possibility of using a universal remote for the device they are developing . . . the project manager instructed the team to draw their favourite animal on the white board and to draw the elephant on the lapel of the device. The group then discussed the project budget for the next meeting.</text:p>
      <text:p text:style-name="P4"/>
      <text:p text:style-name="P25">LED po 10. epoce na AMI</text:p>
      <text:p text:style-name="P23">Okay. Good morning everybody. Welcome to the meeting. Today the project manager introduced the upcoming project to the group and gave an agenda for the entire project . . . the goal of the project is to develop a new remote control that should be original, trendy , and user friendly . . , and it should be able to hide itself easily and be easily accessible by using the white board and the smartboard . . ." and the project expert presented the project budget . . and the projected selling price of twenty-five Euro for the remote they are to produce . , the target selling price for the device , and the price point of the device to generate a profit of fifty million Euros . . ;-) the group began a discussion about their target selling point , the working design , the color of their favorite animal , the type of remote they want to produce , the types of chips they should include in their design , and their target international sales price .</text:p>
      <text:p text:style-name="P2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monospace" svg:font-family="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11T11:06:58.001885298</meta:creation-date>
    <dc:date>2023-06-13T10:02:39.064772357</dc:date>
    <meta:editing-duration>PT1H15M3S</meta:editing-duration>
    <meta:editing-cycles>4</meta:editing-cycles>
    <meta:generator>LibreOffice/7.3.7.2$Linux_X86_64 LibreOffice_project/30$Build-2</meta:generator>
    <meta:document-statistic meta:table-count="0" meta:image-count="0" meta:object-count="0" meta:page-count="6" meta:paragraph-count="51" meta:word-count="3635" meta:character-count="20052" meta:non-whitespace-character-count="16465"/>
  </office:meta>
</office:document-meta>
</file>